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A9000001AA8A18D674AEBD93C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POSTO" style:display-name="TABLE_POSTO" style:family="table">
      <style:table-properties style:width="19.6cm" fo:margin-left="-0.834cm" table:align="left" fo:background-color="transparent">
        <style:background-image/>
      </style:table-properties>
    </style:style>
    <style:style style:name="TABLE_5f_POSTO.A" style:display-name="TABLE_POSTO.A" style:family="table-column">
      <style:table-column-properties style:column-width="8.601cm"/>
    </style:style>
    <style:style style:name="TABLE_5f_POSTO.B" style:display-name="TABLE_POSTO.B" style:family="table-column">
      <style:table-column-properties style:column-width="3.5cm"/>
    </style:style>
    <style:style style:name="TABLE_5f_POSTO.D" style:display-name="TABLE_POSTO.D" style:family="table-column">
      <style:table-column-properties style:column-width="2cm"/>
    </style:style>
    <style:style style:name="TABLE_5f_POSTO.1" style:display-name="TABLE_POSTO.1" style:family="table-row">
      <style:table-row-properties style:min-row-height="1cm" fo:background-color="transparent">
        <style:background-image/>
      </style:table-row-properties>
    </style:style>
    <style:style style:name="TABLE_5f_POSTO.A1" style:display-name="TABLE_POSTO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2626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officeooo:paragraph-rsid="0008ee54"/>
    </style:style>
    <style:style style:name="P5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6" style:family="paragraph" style:parent-style-name="Normal">
      <style:text-properties officeooo:rsid="0008ee54" officeooo:paragraph-rsid="0008ee54"/>
    </style:style>
    <style:style style:name="P7" style:family="paragraph" style:parent-style-name="Normal">
      <style:text-properties officeooo:paragraph-rsid="0022b84f"/>
    </style:style>
    <style:style style:name="P8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4" style:family="paragraph" style:parent-style-name="Table_20_Contents">
      <style:text-properties style:font-name="Roboto" officeooo:paragraph-rsid="001a4673"/>
    </style:style>
    <style:style style:name="P15" style:family="paragraph" style:parent-style-name="Table_20_Contents">
      <style:text-properties style:font-name="Roboto" officeooo:rsid="001ccc17" officeooo:paragraph-rsid="001a4673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8" style:family="paragraph" style:parent-style-name="Normal">
      <style:text-properties style:font-name="Roboto" fo:font-size="24pt" fo:font-weight="normal" officeooo:rsid="0022b84f" officeooo:paragraph-rsid="0022b84f" style:font-size-asian="24pt" style:font-weight-asian="normal" style:font-size-complex="24pt" style:font-weight-complex="normal"/>
    </style:style>
    <style:style style:name="P19" style:family="paragraph" style:parent-style-name="Standard">
      <style:text-properties officeooo:paragraph-rsid="0015ef8f"/>
    </style:style>
    <style:style style:name="P20" style:family="paragraph" style:parent-style-name="Normal">
      <style:text-properties officeooo:paragraph-rsid="002a2dbc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22" style:family="paragraph">
      <style:paragraph-properties fo:margin-left="0cm" fo:margin-right="0.3cm" fo:text-indent="0cm"/>
      <style:text-properties style:font-name="Roboto" fo:font-size="14pt" style:font-size-complex="14pt"/>
    </style:style>
    <style:style style:name="P23" style:family="paragraph">
      <style:text-properties style:font-name="Roboto" fo:font-size="20pt" fo:font-weight="bold" style:font-size-complex="20pt" style:font-weight-complex="bold"/>
    </style:style>
    <style:style style:name="P24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T1" style:family="text">
      <style:text-properties fo:font-size="20pt" fo:font-weight="bold" officeooo:rsid="0022b84f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2a2dbc" style:font-size-asian="20pt" style:font-weight-asian="bold" style:font-size-complex="20pt" style:font-weight-complex="bold"/>
    </style:style>
    <style:style style:name="T3" style:family="text">
      <style:text-properties fo:font-size="24pt" officeooo:rsid="0022b84f" style:font-size-asian="24pt" style:font-size-complex="24pt"/>
    </style:style>
    <style:style style:name="T4" style:family="text">
      <style:text-properties fo:font-size="14pt" fo:font-weight="normal" officeooo:rsid="0022b84f" style:font-size-asian="14pt" style:font-weight-asian="normal" style:font-size-complex="14pt" style:font-weight-complex="normal"/>
    </style:style>
    <style:style style:name="T5" style:family="text">
      <style:text-properties officeooo:rsid="0008ee54"/>
    </style:style>
    <style:style style:name="T6" style:family="text">
      <style:text-properties officeooo:rsid="001080e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bb79"/>
    </style:style>
    <style:style style:name="T9" style:family="text">
      <style:text-properties fo:font-size="48pt" officeooo:rsid="0029673a" style:font-size-asian="48pt" style:font-size-complex="48pt"/>
    </style:style>
    <style:style style:name="T10" style:family="text">
      <style:text-properties officeooo:rsid="002baab1"/>
    </style:style>
    <style:style style:name="T11" style:family="text">
      <style:text-properties style:font-name="Roboto" fo:font-size="10pt" style:font-size-asian="10pt" style:font-size-complex="10pt"/>
    </style:style>
    <style:style style:name="T12" style:family="text">
      <style:text-properties style:font-name="Roboto"/>
    </style:style>
    <style:style style:name="T13" style:family="text">
      <style:text-properties style:font-name="Roboto" fo:font-size="20pt" fo:font-weight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ixa de Texto 240" text:anchor-type="paragraph" svg:x="-1cm" svg:y="-1.774cm" svg:width="12.03cm" style:rel-width="scale" svg:height="5.288cm" style:rel-height="scale" draw:z-index="1"><draw:text-box><text:p text:style-name="P7"><text:span text:style-name="Fonte_20_parág._20_padrão"><text:span text:style-name="T3">NA RESERVA? ABASTEÇA EM UM DOS</text:span></text:span></text:p><text:p text:style-name="P20"><text:span text:style-name="Fonte_20_parág._20_padrão"><text:span text:style-name="T9">[COUNT_POSTO] POSTOS</text:span></text:span></text:p><text:p text:style-name="P18">PRÓXIMOS AO <text:span text:style-name="T10">IMÓVEL</text:span> EMPREENDIMENT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6" draw:name="Text Frame 1" draw:style-name="gr2" draw:text-style-name="P24" svg:width="11.985cm" svg:height="1.601cm" svg:x="-0.868cm" svg:y="0.307cm"><draw:text-box><text:p text:style-name="P22"><text:span text:style-name="T12">Quando você estiver com pressa, o mais próximo é o</text:span></text:p><text:p text:style-name="P23"><text:span text:style-name="T13">[CLOSEST_POSTO]</text:span></text:p></draw:text-box></draw:frame></text:p>
      <text:p text:style-name="P4"/>
      <text:p text:style-name="P4"/>
      <text:p text:style-name="P4"/>
      <text:p text:style-name="P4"><draw:frame draw:style-name="fr1" draw:name="Caixa de Texto 237" text:anchor-type="paragraph" svg:x="-1cm" svg:y="0.134cm" svg:width="2.524cm" style:rel-width="scale" svg:height="0.87cm" style:rel-height="scale" draw:z-index="4"><draw:text-box><text:p text:style-name="P8"><draw:frame draw:style-name="fr3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[CLOSEST_WALKING]</text:p></draw:text-box></draw:frame><draw:frame text:anchor-type="paragraph" draw:z-index="7" draw:name="Text Frame 2" draw:style-name="gr1" draw:text-style-name="P21" svg:width="3.234cm" svg:height="0.567cm" svg:x="2.233cm" svg:y="0.293cm"><draw:text-box><text:p><text:span text:style-name="T11">[CLOSEST_CAR]</text:span></text:p></draw:text-box></draw:frame><draw:frame draw:style-name="fr2" draw:name="Image3 Copy 1 Copy 1 Copy 1 Copy 1 Copy 1" text:anchor-type="char" svg:x="1.522cm" svg:y="0.134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4"/>
      <text:p text:style-name="P4"/>
      <text:p text:style-name="P4"/>
      <table:table table:name="TABLE_POSTO" table:style-name="TABLE_5f_POSTO">
        <table:table-column table:style-name="TABLE_5f_POSTO.A"/>
        <table:table-column table:style-name="TABLE_5f_POSTO.B" table:number-columns-repeated="2"/>
        <table:table-column table:style-name="TABLE_5f_POSTO.D" table:number-columns-repeated="2"/>
        <table:table-row table:style-name="TABLE_5f_POSTO.1">
          <table:table-cell table:style-name="TABLE_5f_POSTO.A1" office:value-type="string">
            <text:p text:style-name="P11">Nome</text:p>
          </table:table-cell>
          <table:table-cell table:style-name="TABLE_5f_POSTO.A1" office:value-type="string">
            <text:p text:style-name="P15"><text:s/><text:span text:style-name="T7">Tempo</text:span></text:p>
          </table:table-cell>
          <table:table-cell table:style-name="TABLE_5f_POSTO.A1" office:value-type="string">
            <text:p text:style-name="P16"><text:s/><text:span text:style-name="T7">Tempo</text:span></text:p>
          </table:table-cell>
          <table:table-cell table:style-name="TABLE_5f_POSTO.A1" office:value-type="string">
            <text:p text:style-name="P12">Qtd. Aval.</text:p>
          </table:table-cell>
          <table:table-cell table:style-name="TABLE_5f_POSTO.A1" office:value-type="string">
            <text:p text:style-name="P12">Nota</text:p>
          </table:table-cell>
        </table:table-row>
        <table:table-row table:style-name="TABLE_5f_POSTO.1">
          <table:table-cell table:style-name="TABLE_5f_POSTO.A1" office:value-type="string">
            <text:p text:style-name="P9">[NAME]</text:p>
          </table:table-cell>
          <table:table-cell table:style-name="TABLE_5f_POSTO.A1" office:value-type="string">
            <text:p text:style-name="P14"><draw:frame draw:style-name="fr3" draw:name="Image2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5">[WALKING_TIME]</text:span></text:p>
          </table:table-cell>
          <table:table-cell table:style-name="TABLE_5f_POSTO.A1" office:value-type="string">
            <text:p text:style-name="P10"><draw:frame draw:style-name="fr3" draw:name="Image3 Copy 1 Copy 1 Copy 1" text:anchor-type="char" svg:x="0cm" svg:y="0cm" svg:width="0.63cm" svg:height="0.63cm" draw:z-index="2"><draw:image xlink:href="Pictures/100000010000002000000020D190ED490C339C46.png" xlink:type="simple" xlink:show="embed" xlink:actuate="onLoad" draw:mime-type="image/png"/></draw:frame><text:s/><text:span text:style-name="T6">[CAR_TIME]</text:span></text:p>
          </table:table-cell>
          <table:table-cell table:style-name="TABLE_5f_POSTO.A1" office:value-type="string">
            <text:p text:style-name="P17">[TOTAL_RATING]</text:p>
          </table:table-cell>
          <table:table-cell table:style-name="TABLE_5f_POSTO.A1" office:value-type="string">
            <text:p text:style-name="P13">[RATING]</text:p>
          </table:table-cell>
        </table:table-row>
      </table:table>
      <text:p text:style-name="P2"/>
      <text:p text:style-name="P19"/>
      <text:p text:style-name="P1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1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10.248cm" svg:y="-0.141cm" svg:width="7.62cm" svg:height="6.064cm" draw:z-index="0"><draw:image xlink:href="Pictures/10000001000002A9000001AA8A18D674AEBD93C1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22:49:03.321214660</dc:date>
    <meta:editing-duration>PT1H19M9S</meta:editing-duration>
    <meta:editing-cycles>33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4" meta:word-count="24" meta:character-count="185" meta:non-whitespace-character-count="170"/>
  </office:meta>
</office:document-meta>
</file>